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pr1"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 Logical Architecture for an Update Mechanism" draw:style-name="dp1" draw:master-page-name="TITLE_5f_ONLY" presentation:presentation-page-layout-name="AL1T19">
        <draw:custom-shape draw:name="Google Shape;54;p13" draw:style-name="gr1" draw:text-style-name="P1" draw:layer="layout" svg:width="6.712cm" svg:height="4.502cm" svg:x="1.385cm" svg:y="3.215cm">
          <text:p text:style-name="P3"><text:span text:style-name="T1"/></text:p>
          <draw:enhanced-geometry draw:mirror-horizontal="false" draw:mirror-vertical="false" draw:text-areas="?f2 ?f2 ?f3 ?f4" svg:viewBox="0 0 0 0"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Google Shape;55;p13" draw:style-name="gr2" draw:text-style-name="P1" draw:layer="layout" svg:width="4.257cm" svg:height="0.817cm" svg:x="2.538cm" svg:y="5.178cm">
          <text:p text:style-name="P2"><text:span text:style-name="T1">Deleg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p13" presentation:style-name="pr1" draw:text-style-name="P4" draw:layer="layout" svg:width="22.606cm" svg:height="1.206cm" svg:x="0.553cm" svg:y="0cm" presentation:class="title" presentation:user-transformed="true">
          <draw:text-box>
            <text:p text:style-name="P3"><text:span text:style-name="T2">A Logical Architecture for an Update Mechanism</text:span></text:p>
          </draw:text-box>
        </draw:frame>
        <draw:custom-shape draw:name="Google Shape;57;p13" draw:style-name="gr2" draw:text-style-name="P1" draw:layer="layout" svg:width="11.387cm" svg:height="1.901cm" svg:x="8.542cm" svg:y="12.269cm">
          <text:p text:style-name="P2"><text:span text:style-name="T1">P2P Networ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58;p13" draw:style-name="gr3" draw:text-style-name="P5" draw:layer="layout" svg:width="0.012cm" svg:height="0.817cm" draw:transform="rotate (-3.14159265358979) translate (17.258cm 12.269cm)">
          <text:p/>
          <draw:enhanced-geometry draw:mirror-horizontal="true" draw:mirror-vertical="false" svg:viewBox="0 0 21600 21600" draw:type="mso-spt32" draw:enhanced-path="M 0 0 L 21600 21600 N"/>
        </draw:custom-shape>
        <draw:custom-shape draw:name="Google Shape;59;p13" draw:style-name="gr4" draw:text-style-name="P6" draw:layer="layout" svg:width="2.552cm" svg:height="0.817cm" svg:x="17.406cm" svg:y="11.45cm">
          <text:p text:style-name="P3"><text:span text:style-name="T3">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1" draw:layer="layout" svg:width="15.407cm" svg:height="0.817cm" svg:x="6.828cm" svg:y="10.413cm">
          <text:p text:style-name="P2"><text:span text:style-name="T1">Consensus Rules (Tx Valid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p13" draw:style-name="gr3" draw:text-style-name="P5" draw:layer="layout" svg:width="0.012cm" svg:height="0.817cm" draw:transform="rotate (-3.14159265358979) translate (15.141cm 10.364cm)">
          <text:p/>
          <draw:enhanced-geometry draw:mirror-horizontal="true" draw:mirror-vertical="false" svg:viewBox="0 0 21600 21600" draw:type="mso-spt32" draw:enhanced-path="M 0 0 L 21600 21600 N"/>
        </draw:custom-shape>
        <draw:custom-shape draw:name="Google Shape;62;p13" draw:style-name="gr4" draw:text-style-name="P6" draw:layer="layout" svg:width="3.865cm" svg:height="0.817cm" svg:x="15.289cm" svg:y="9.545cm">
          <text:p text:style-name="P3"><text:span text:style-name="T3">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2" draw:text-style-name="P1" draw:layer="layout" svg:width="4.935cm" svg:height="1.206cm" svg:x="12.655cm" svg:y="8.339cm">
          <text:p text:style-name="P2"><text:span text:style-name="T1">State Mach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13" draw:style-name="gr3" draw:text-style-name="P5" draw:layer="layout" svg:width="0.012cm" svg:height="0.817cm" draw:transform="rotate (-3.14159265358979) translate (15.141cm 8.247cm)">
          <text:p/>
          <draw:enhanced-geometry draw:mirror-horizontal="true" draw:mirror-vertical="false" svg:viewBox="0 0 21600 21600" draw:type="mso-spt32" draw:enhanced-path="M 0 0 L 21600 21600 N"/>
        </draw:custom-shape>
        <draw:custom-shape draw:name="Google Shape;65;p13" draw:style-name="gr4" draw:text-style-name="P6" draw:layer="layout" svg:width="5.146cm" svg:height="0.817cm" svg:x="15.289cm" svg:y="7.429cm">
          <text:p text:style-name="P3"><text:span text:style-name="T3">Transactions / New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3" draw:style-name="gr2" draw:text-style-name="P1" draw:layer="layout" svg:width="10.665cm" svg:height="0.97cm" svg:x="10.09cm" svg:y="6.391cm">
          <text:p text:style-name="P2"><text:span text:style-name="T1">Consensus Protoco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13" draw:style-name="gr3" draw:text-style-name="P5" draw:layer="layout" svg:width="0.012cm" svg:height="0.817cm" draw:transform="rotate (-3.14159265358979) translate (15.141cm 6.554cm)">
          <text:p/>
          <draw:enhanced-geometry draw:mirror-horizontal="true" draw:mirror-vertical="false" svg:viewBox="0 0 21600 21600" draw:type="mso-spt32" draw:enhanced-path="M 0 0 L 21600 21600 N"/>
        </draw:custom-shape>
        <draw:custom-shape draw:name="Google Shape;68;p13" draw:style-name="gr4" draw:text-style-name="P6" draw:layer="layout" svg:width="5.146cm" svg:height="0.817cm" svg:x="15.289cm" svg:y="5.735cm">
          <text:p text:style-name="P3"><text:span text:style-name="T3">New B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3" draw:style-name="gr2" draw:text-style-name="P1" draw:layer="layout" svg:width="7.102cm" svg:height="1.611cm" svg:x="11.571cm" svg:y="4.124cm">
          <text:p text:style-name="P2"><text:span text:style-name="T1">Blockchain (Dist. Ledger)</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70;p13" draw:style-name="gr3" draw:text-style-name="P5" draw:layer="layout" svg:width="0.012cm" svg:height="0.817cm" draw:transform="rotate (-3.14159265358979) translate (15.141cm 12.269cm)">
          <text:p/>
          <draw:enhanced-geometry draw:mirror-horizontal="true" draw:mirror-vertical="false" svg:viewBox="0 0 21600 21600" draw:type="mso-spt32" draw:enhanced-path="M 0 0 L 21600 21600 N"/>
        </draw:custom-shape>
        <draw:custom-shape draw:name="Google Shape;71;p13" draw:style-name="gr4" draw:text-style-name="P6" draw:layer="layout" svg:width="4.473cm" svg:height="0.817cm" svg:x="10.509cm" svg:y="11.471cm">
          <text:p text:style-name="P7"><text:span text:style-name="T3">Update Propos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gr2" draw:text-style-name="P1" draw:layer="layout" svg:width="4.257cm" svg:height="0.817cm" svg:x="3.101cm" svg:y="5.976cm">
          <text:p text:style-name="P2"><text:span text:style-name="T1">Voting Protoco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p13" draw:style-name="gr2" draw:text-style-name="P1" draw:layer="layout" svg:width="4.935cm" svg:height="1.206cm" svg:x="2.072cm" svg:y="4.114cm">
          <text:p text:style-name="P2"><text:span text:style-name="T1">Update Consens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4;p13" draw:style-name="gr4" draw:text-style-name="P6" draw:layer="layout" svg:width="4.935cm" svg:height="0.817cm" svg:x="10.894cm" svg:y="9.355cm">
          <text:p text:style-name="P3"><text:span text:style-name="T3">Update Proposa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3" draw:style-name="gr4" draw:text-style-name="P6" draw:layer="layout" svg:width="4.473cm" svg:height="0.817cm" svg:x="7.363cm" svg:y="9.255cm">
          <text:p text:style-name="P2"><text:span text:style-name="T3">Voting </text:span></text:p>
          <text:p text:style-name="P2"><text:span text:style-name="T3">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3" draw:text-style-name="P5" draw:layer="layout" svg:width="4.45cm" svg:height="0.032cm" draw:transform="rotate (-3.14159265358979) translate (11.458cm 4.718cm)">
          <text:p/>
          <draw:enhanced-geometry draw:mirror-horizontal="true" draw:mirror-vertical="false" svg:viewBox="0 0 21600 21600" draw:type="mso-spt32" draw:enhanced-path="M 0 0 L 21600 21600 N"/>
        </draw:custom-shape>
        <draw:custom-shape draw:name="Google Shape;77;p13" draw:style-name="gr4" draw:text-style-name="P6" draw:layer="layout" svg:width="3.865cm" svg:height="0.817cm" svg:x="8.304cm" svg:y="4.042cm">
          <text:p text:style-name="P3"><text:span text:style-name="T3">Adopted 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2" draw:text-style-name="P1" draw:layer="layout" svg:width="3.025cm" svg:height="1.611cm" svg:x="11.029cm" svg:y="1.436cm">
          <text:p text:style-name="P2"><text:span text:style-name="T1">Update</text:span></text:p>
          <text:p text:style-name="P2"><text:span text:style-name="T1">Logi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p13" draw:style-name="gr2" draw:text-style-name="P1" draw:layer="layout" svg:width="3.025cm" svg:height="1.206cm" svg:x="6.541cm" svg:y="1.639cm">
          <text:p text:style-name="P2"><text:span text:style-name="T1">Metadata</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80;p13" draw:style-name="gr3" draw:text-style-name="P5" draw:layer="layout" svg:width="0.012cm" svg:height="0.817cm" draw:transform="rotate (-3.14159265358979) translate (13.448cm 4.014cm)">
          <text:p/>
          <draw:enhanced-geometry draw:mirror-horizontal="true" draw:mirror-vertical="false" svg:viewBox="0 0 21600 21600" draw:type="mso-spt32" draw:enhanced-path="M 0 0 L 21600 21600 N"/>
        </draw:custom-shape>
        <draw:custom-shape draw:name="Google Shape;81;p13" draw:style-name="gr3" draw:text-style-name="P5" draw:layer="layout" svg:width="1.462cm" svg:height="0.001cm" svg:x="9.567cm" svg:y="2.242cm">
          <text:p/>
          <draw:enhanced-geometry draw:mirror-horizontal="false" draw:mirror-vertical="false" svg:viewBox="0 0 21600 21600" draw:type="mso-spt32" draw:enhanced-path="M 0 0 L 21600 21600 N"/>
        </draw:custom-shape>
        <draw:custom-shape draw:name="Google Shape;82;p13" draw:style-name="gr4" draw:text-style-name="P6" draw:layer="layout" svg:width="4.473cm" svg:height="0.817cm" svg:x="8.815cm" svg:y="3.005cm">
          <text:p text:style-name="P7"><text:span text:style-name="T3">Adopted 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3" draw:style-name="gr2" draw:text-style-name="P1" draw:layer="layout" svg:width="3.865cm" svg:height="1.206cm" svg:x="15.15cm" svg:y="1.626cm">
          <text:p text:style-name="P2"><text:span text:style-name="T1">Deploy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4;p13" draw:style-name="gr3" draw:text-style-name="P5" draw:layer="layout" svg:width="1.094cm" svg:height="0.012cm" draw:transform="rotate (-3.14159265358979) translate (15.15cm 2.242cm)">
          <text:p/>
          <draw:enhanced-geometry draw:mirror-horizontal="true" draw:mirror-vertical="false" svg:viewBox="0 0 21600 21600" draw:type="mso-spt32" draw:enhanced-path="M 0 0 L 21600 21600 N"/>
        </draw:custom-shape>
        <draw:custom-shape draw:name="Google Shape;85;p13" draw:style-name="gr3" draw:text-style-name="P5" draw:layer="layout" svg:width="0.012cm" svg:height="0.97cm" svg:x="17.07cm" svg:y="3.045cm">
          <text:p/>
          <draw:enhanced-geometry draw:mirror-horizontal="true" draw:mirror-vertical="false" svg:viewBox="0 0 21600 21600" draw:type="mso-spt32" draw:enhanced-path="M 0 0 L 21600 21600 N"/>
        </draw:custom-shape>
        <draw:custom-shape draw:name="Google Shape;86;p13" draw:style-name="gr3" draw:text-style-name="P5" draw:layer="layout" svg:width="0.012cm" svg:height="0.817cm" draw:transform="rotate (-3.14159265358979) translate (10.485cm 12.269cm)">
          <text:p/>
          <draw:enhanced-geometry draw:mirror-horizontal="true" draw:mirror-vertical="false" svg:viewBox="0 0 21600 21600" draw:type="mso-spt32" draw:enhanced-path="M 0 0 L 21600 21600 N"/>
        </draw:custom-shape>
        <draw:custom-shape draw:name="Google Shape;87;p13" draw:style-name="gr3" draw:text-style-name="P5" draw:layer="layout" svg:width="0.027cm" svg:height="2.162cm" draw:transform="rotate (-3.14159265358979) translate (11.983cm 9.524cm)">
          <text:p/>
          <draw:enhanced-geometry draw:mirror-horizontal="true" draw:mirror-vertical="false" svg:viewBox="0 0 21600 21600" draw:type="mso-spt32" draw:enhanced-path="M 0 0 L 21600 21600 N"/>
        </draw:custom-shape>
        <draw:custom-shape draw:name="Google Shape;88;p13" draw:style-name="gr3" draw:text-style-name="P5" draw:layer="layout" svg:width="0.027cm" svg:height="2.162cm" draw:transform="rotate (-3.14159265358979) translate (10.501cm 9.524cm)">
          <text:p/>
          <draw:enhanced-geometry draw:mirror-horizontal="true" draw:mirror-vertical="false" svg:viewBox="0 0 21600 21600" draw:type="mso-spt32" draw:enhanced-path="M 0 0 L 21600 21600 N"/>
        </draw:custom-shape>
        <draw:custom-shape draw:name="Google Shape;89;p13" draw:style-name="gr3" draw:text-style-name="P5" draw:layer="layout" svg:width="4.022cm" svg:height="1.049cm" svg:x="7.359cm" svg:y="5.335cm">
          <text:p/>
          <draw:enhanced-geometry draw:mirror-horizontal="true" draw:mirror-vertical="false" svg:viewBox="0 0 21600 21600" draw:type="mso-spt32" draw:enhanced-path="M 0 0 L 21600 21600 N"/>
        </draw:custom-shape>
        <draw:custom-shape draw:name="Google Shape;90;p13" draw:style-name="gr4" draw:text-style-name="P6" draw:layer="layout" svg:width="2.551cm" svg:height="0.818cm" draw:transform="rotate (0.245393292830403) translate (7.796cm 5.543cm)">
          <text:p text:style-name="P2"><text:span text:style-name="T3">V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4" draw:text-style-name="P6" draw:layer="layout" svg:width="3.589cm" svg:height="0.817cm" svg:x="17.406cm" svg:y="3.005cm">
          <text:p text:style-name="P2"><text:span text:style-name="T3">Update Acti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3" draw:style-name="gr4" draw:text-style-name="P6" draw:layer="layout" svg:width="4.473cm" svg:height="0.817cm" svg:x="6.728cm" svg:y="11.16cm">
          <text:p text:style-name="P2"><text:span text:style-name="T3">Voting </text:span></text:p>
          <text:p text:style-name="P2"><text:span text:style-name="T3">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3" draw:style-name="gr4" draw:text-style-name="P6" draw:layer="layout" svg:width="4.935cm" svg:height="0.817cm" svg:x="2.004cm" svg:y="3.005cm">
          <text:p text:style-name="P2"><text:span text:style-name="T4">UPDATE GO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3" draw:style-name="gr2" draw:text-style-name="P1" draw:layer="layout" svg:width="3.025cm" svg:height="1.206cm" svg:x="20.299cm" svg:y="1.639cm">
          <text:p text:style-name="P2"><text:span text:style-name="T1">Binarie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95;p13" draw:style-name="gr3" draw:text-style-name="P5" draw:layer="layout" svg:width="1.282cm" svg:height="0.012cm" draw:transform="rotate (-3.14159265358979) translate (20.299cm 2.242cm)">
          <text:p/>
          <draw:enhanced-geometry draw:mirror-horizontal="false" draw:mirror-vertical="false" svg:viewBox="0 0 21600 21600" draw:type="mso-spt32" draw:enhanced-path="M 0 0 L 21600 21600 N"/>
        </draw:custom-shape>
        <presentation:notes draw:style-name="dp2">
          <draw:page-thumbnail draw:name="Google Shape;51;p:notes" draw:style-name="gr5" draw:layer="layout" svg:width="16.933cm" svg:height="9.524cm" svg:x="1.059cm" svg:y="1.905cm" draw:page-number="1" presentation:class="page"/>
          <draw:frame draw:name="Google Shape;52;p:notes" presentation:style-name="pr2"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ONLY-backgroundobjects">
      <style:graphic-properties draw:stroke="none" draw:fill="none" draw:fill-color="#ffffff" draw:auto-grow-height="false" fo:min-height="1.485cm"/>
    </style:style>
    <style:style style:name="Mpr3" style:family="presentation" style:parent-style-name="TITLE_5f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2"/>
    <meta:generator>LibreOfficeDev/6.0.5.2$Linux_X86_64 LibreOffice_project/</meta:generator>
  </office:meta>
</office:document-meta>
</file>